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Arial Unicode MS" svg:font-family="Arial Unicode MS" style:font-family-generic="swiss" style:font-pitch="variable" svg:panose-1="2 11 6 4 2 2 2 2 2 4"/>
    <style:font-face style:name="Helvetica Neue" svg:font-family="Helvetica Neu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Standard" style:family="paragraph">
      <style:text-properties fo:font-weight="bold" style:font-weight-asian="bold" style:font-weight-complex="bold" fo:font-size="16pt" style:font-size-asian="16pt" style:font-size-complex="16pt"/>
    </style:style>
    <style:style style:name="P3" style:parent-style-name="Standard" style:family="paragraph">
      <style:paragraph-properties fo:line-height="150%"/>
      <style:text-properties fo:font-weight="bold" style:font-weight-asian="bold" style:font-weight-complex="bold" fo:font-size="16pt" style:font-size-asian="16pt" style:font-size-complex="16pt"/>
    </style:style>
    <style:style style:name="P4" style:parent-style-name="Standard" style:family="paragraph">
      <style:paragraph-properties fo:line-height="150%"/>
    </style:style>
    <style:style style:name="P5" style:parent-style-name="Standard" style:family="paragraph">
      <style:paragraph-properties fo:line-height="150%"/>
    </style:style>
    <style:style style:name="P6" style:parent-style-name="Standard" style:family="paragraph">
      <style:paragraph-properties fo:line-height="150%"/>
    </style:style>
    <style:style style:name="P7" style:parent-style-name="Standard" style:family="paragraph">
      <style:paragraph-properties fo:line-height="150%"/>
    </style:style>
    <style:style style:name="P8" style:parent-style-name="Standard" style:list-style-name="LFO1" style:family="paragraph">
      <style:paragraph-properties fo:line-height="150%"/>
    </style:style>
    <style:style style:name="P9" style:parent-style-name="Standard" style:list-style-name="LFO1" style:family="paragraph">
      <style:paragraph-properties fo:line-height="150%"/>
    </style:style>
    <style:style style:name="T10" style:parent-style-name="DefaultParagraphFont" style:family="text">
      <style:text-properties style:font-name="Helvetica Neue" fo:color="#4078C0"/>
    </style:style>
    <style:style style:name="P11" style:parent-style-name="Standard" style:list-style-name="LFO1" style:family="paragraph">
      <style:paragraph-properties fo:line-height="150%"/>
    </style:style>
    <style:style style:name="T12" style:parent-style-name="DefaultParagraphFont" style:family="text">
      <style:text-properties style:font-name="Helvetica Neue" fo:color="#4078C0"/>
    </style:style>
    <style:style style:name="P13" style:parent-style-name="Standard" style:list-style-name="LFO1" style:family="paragraph">
      <style:paragraph-properties fo:line-height="150%"/>
    </style:style>
    <style:style style:name="T14" style:parent-style-name="DefaultParagraphFont" style:family="text">
      <style:text-properties fo:font-style="italic" style:font-style-asian="italic" style:font-style-complex="italic"/>
    </style:style>
    <style:style style:name="T15" style:parent-style-name="DefaultParagraphFont" style:family="text">
      <style:text-properties fo:font-style="italic" style:font-style-asian="italic" style:font-style-complex="italic"/>
    </style:style>
    <style:style style:name="P16" style:parent-style-name="Standard" style:list-style-name="LFO1" style:family="paragraph">
      <style:paragraph-properties fo:line-height="150%"/>
    </style:style>
    <style:style style:name="T17" style:parent-style-name="DefaultParagraphFont" style:family="text">
      <style:text-properties fo:font-style="italic" style:font-style-asian="italic" style:font-style-complex="italic"/>
    </style:style>
    <style:style style:name="P18" style:parent-style-name="Standard" style:list-style-name="LFO1" style:family="paragraph">
      <style:paragraph-properties fo:line-height="150%"/>
    </style:style>
    <style:style style:name="T19" style:parent-style-name="DefaultParagraphFont" style:family="text">
      <style:text-properties fo:font-style="italic" style:font-style-asian="italic" style:font-style-complex="italic"/>
    </style:style>
    <style:style style:name="P20" style:parent-style-name="Standard" style:list-style-name="LFO1" style:family="paragraph">
      <style:paragraph-properties fo:line-height="150%"/>
    </style:style>
    <style:style style:name="T21" style:parent-style-name="DefaultParagraphFont" style:family="text">
      <style:text-properties fo:font-style="italic" style:font-style-asian="italic" style:font-style-complex="italic"/>
    </style:style>
    <style:style style:name="P22" style:parent-style-name="Standard" style:list-style-name="LFO1" style:family="paragraph">
      <style:paragraph-properties fo:line-height="150%"/>
    </style:style>
    <style:style style:name="T23" style:parent-style-name="DefaultParagraphFont" style:family="text">
      <style:text-properties fo:font-style="italic" style:font-style-asian="italic" style:font-style-complex="italic"/>
    </style:style>
    <style:style style:name="P24" style:parent-style-name="Standard" style:list-style-name="LFO1" style:family="paragraph">
      <style:paragraph-properties fo:line-height="150%"/>
    </style:style>
    <style:style style:name="T25" style:parent-style-name="DefaultParagraphFont" style:family="text">
      <style:text-properties fo:font-style="italic" style:font-style-asian="italic" style:font-style-complex="italic"/>
    </style:style>
    <style:style style:name="P26" style:parent-style-name="Standard" style:family="paragraph">
      <style:paragraph-properties fo:line-height="150%"/>
    </style:style>
    <style:style style:name="P27" style:parent-style-name="Standard" style:family="paragraph">
      <style:paragraph-properties fo:line-height="150%"/>
    </style:style>
    <style:style style:name="P28" style:parent-style-name="Standard" style:family="paragraph">
      <style:paragraph-properties fo:line-height="150%"/>
    </style:style>
    <style:style style:name="T29" style:parent-style-name="DefaultParagraphFont" style:family="text">
      <style:text-properties fo:font-size="14pt" style:font-size-asian="14pt" style:font-size-complex="14pt"/>
    </style:style>
    <style:style style:name="T30" style:parent-style-name="DefaultParagraphFont" style:family="text">
      <style:text-properties fo:font-style="italic" style:font-style-asian="italic" style:font-style-complex="italic" fo:font-size="14pt" style:font-size-asian="14pt" style:font-size-complex="14pt"/>
    </style:style>
    <style:style style:name="T31"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style:style>
    <style:style style:name="T32" style:parent-style-name="DefaultParagraphFont" style:family="text">
      <style:text-properties style:font-style-complex="italic" fo:font-size="14pt" style:font-size-asian="14pt" style:font-size-complex="14pt"/>
    </style:style>
    <style:style style:name="P33" style:parent-style-name="Standard" style:family="paragraph">
      <style:paragraph-properties fo:line-height="150%"/>
    </style:style>
    <style:style style:name="P34" style:parent-style-name="Standard" style:family="paragraph">
      <style:paragraph-properties fo:line-height="150%"/>
    </style:style>
    <style:style style:name="P35" style:parent-style-name="Standard" style:family="paragraph">
      <style:paragraph-properties fo:line-height="150%"/>
    </style:style>
    <style:style style:name="P36" style:parent-style-name="Standard" style:list-style-name="LFO2" style:family="paragraph">
      <style:paragraph-properties fo:line-height="150%"/>
    </style:style>
    <style:style style:name="P37" style:parent-style-name="Standard" style:list-style-name="LFO2" style:family="paragraph">
      <style:paragraph-properties fo:line-height="150%"/>
    </style:style>
    <style:style style:name="P38" style:parent-style-name="Standard" style:list-style-name="LFO2" style:family="paragraph">
      <style:paragraph-properties fo:line-height="150%"/>
    </style:style>
    <style:style style:name="P39" style:parent-style-name="Standard" style:list-style-name="LFO2" style:family="paragraph">
      <style:paragraph-properties fo:line-height="150%"/>
    </style:style>
    <style:style style:name="P40" style:parent-style-name="Standard" style:list-style-name="LFO2" style:family="paragraph">
      <style:paragraph-properties fo:line-height="150%"/>
    </style:style>
    <style:style style:name="P41" style:parent-style-name="Standard" style:list-style-name="LFO2" style:family="paragraph">
      <style:paragraph-properties fo:line-height="150%"/>
    </style:style>
    <style:style style:name="P42" style:parent-style-name="Standard" style:list-style-name="LFO2" style:family="paragraph">
      <style:paragraph-properties fo:line-height="150%"/>
    </style:style>
    <style:style style:name="P43" style:parent-style-name="Standard" style:list-style-name="LFO2" style:family="paragraph">
      <style:paragraph-properties fo:line-height="150%"/>
    </style:style>
    <style:style style:name="P44" style:parent-style-name="Standard" style:list-style-name="LFO2" style:family="paragraph">
      <style:paragraph-properties fo:line-height="150%"/>
    </style:style>
    <style:style style:name="P45" style:parent-style-name="Standard" style:family="paragraph">
      <style:paragraph-properties fo:line-height="150%"/>
    </style:style>
    <style:style style:name="P46" style:parent-style-name="Standard" style:family="paragraph">
      <style:paragraph-properties fo:line-height="150%"/>
    </style:style>
  </office:automatic-styles>
  <office:body>
    <office:text text:use-soft-page-breaks="true">
      <text:p text:style-name="P1"/>
      <text:p text:style-name="P2">Comment lancer l'application:</text:p>
      <text:p text:style-name="P3"/>
      <text:p text:style-name="P4">Si node et npm sont déjà installés vous pouvez vous rendre au point 4.</text:p>
      <text:p text:style-name="P5"/>
      <text:p text:style-name="P6">S'assurer que tous les éléments suivants soient installés:</text:p>
      <text:p text:style-name="P7"/>
      <text:list text:style-name="LFO1" text:continue-numbering="true">
        <text:list-item>
          <text:p text:style-name="P8">Installer Node selon<text:s/>votre système d'exploitation</text:p>
          <text:list text:continue-numbering="true">
            <text:list-item>
              <text:p text:style-name="P9">Sur windows:<text:s/><text:a xlink:href="http://nodejs.org/download/" office:target-frame-name="_top" xlink:show="replace"><text:span text:style-name="T10">http://nodejs.org/download/</text:span></text:a></text:p>
            </text:list-item>
            <text:list-item>
              <text:p text:style-name="P11">Sur Mac:<text:s/><text:a xlink:href="http://nodejs.org/download/" office:target-frame-name="_top" xlink:show="replace"><text:span text:style-name="T12">http://nodejs.org/download/</text:span></text:a></text:p>
            </text:list-item>
            <text:list-item>
              <text:p text:style-name="P13">Sur Unbuntu 14.04:<text:s/><text:span text:style-name="T14">sudo apt-get update, sudo apt-get ins</text:span><text:span text:style-name="T15">tall nodejs, sudo apt-get install npm</text:span></text:p>
            </text:list-item>
          </text:list>
        </text:list-item>
        <text:list-item>
          <text:p text:style-name="P16">Vérifier que node est correctement installé:<text:s/><text:span text:style-name="T17">node -v</text:span></text:p>
        </text:list-item>
        <text:list-item>
          <text:p text:style-name="P18">Vérifier que NPM est correctement installé:<text:s/><text:span text:style-name="T19">npm -v</text:span></text:p>
        </text:list-item>
        <text:list-item>
          <text:p text:style-name="P20">Installer les libraries node via la commande suivante dans répertoire du projet:<text:s/><text:span text:style-name="T21">npm install</text:span></text:p>
        </text:list-item>
        <text:list-item>
          <text:p text:style-name="P22">Pour lancer l'application, ouvrir un terminal dans le répertoire racine du projet. Écrire ensuite:<text:s/><text:span text:style-name="T23">npm start</text:span></text:p>
        </text:list-item>
        <text:list-item>
          <text:p text:style-name="P24">Ouvrir chrome et écrire: l<text:span text:style-name="T25">ocalhost:8080</text:span></text:p>
        </text:list-item>
      </text:list>
      <text:p text:style-name="P26"/>
      <text:p text:style-name="P27"/>
      <text:p text:style-name="P28"><text:span text:style-name="T29">Pour éviter d'avoir plusieurs erreurs dans la console, vous allez devoir installer le plugin du</text:span><text:span text:style-name="T30"><text:s/></text:span><text:span text:style-name="T31">ChromeCast</text:span><text:span text:style-name="T32">. Cet aspect a déjà été soulevé aux enseignants qui nous ont dit que vous n’alliez pas tenir compte des erreurs générées par l’API de Youtube. Cependant, on vous offre la possibilité d’éviter les erreurs.</text:span></text:p>
      <text:p text:style-name="P33"/>
      <text:p text:style-name="P34">Vous avez maintenant accès à l'application web. Voici donc la liste des éléments que vous pouvez voir pour livrable 1 dans l'application.</text:p>
      <text:p text:style-name="P35"/>
      <text:list text:style-name="LFO2" text:continue-numbering="true">
        <text:list-item>
          <text:p text:style-name="P36">Tout d'abord, vous arrivez sur la page d'accueil. Vous pouvez voir 2 carrousels. Le premier étant les<text:s/>derniers films qui sont sortis. En passant la souris par-dessus, vous pouvez voir un "overlay" avec une petite description ainsi que la bande-annonce du film associé.</text:p>
        </text:list-item>
        <text:list-item>
          <text:p text:style-name="P37">Le deuxième carrousel, c'est une liste de film que vous souhaitez visionner.</text:p>
        </text:list-item>
        <text:list-item>
          <text:p text:style-name="P38">Dans le haut à droite complètement vous avez un avatar avec le nom de l'utilisateur. Si vous cliquez sur le nom, vous allez avoir 3 liens qui vont rediriger vers les watchlist, les settings<text:s/><text:soft-page-break/>et vous permettes de vous déconnecter.</text:p>
        </text:list-item>
        <text:list-item>
          <text:p text:style-name="P39">À gauche de l'avatar, vous avez une<text:s/>loupe. Vous pouvez cliquer dessus et cela vous permet d'entrer des éléments pour la recherche.</text:p>
        </text:list-item>
        <text:list-item>
          <text:p text:style-name="P40">Dans le menu, vous avez 4 options. Le "Home"<text:s/>(logo)<text:s/>permet de retourner à la page d'accueil en tout temps</text:p>
        </text:list-item>
        <text:list-item>
          <text:p text:style-name="P41">L'onglet "Movie" redirige pour l'instant vers une page avec un<text:s/>bouton qui mène à une page de "Movie".</text:p>
        </text:list-item>
        <text:list-item>
          <text:p text:style-name="P42">L'onglet "Tv-Shows" redirige pour l'instant vers une page avec un bouton qui mène à une page de "Tv-Shows".</text:p>
        </text:list-item>
        <text:list-item>
          <text:p text:style-name="P43">L'onglet "Actors" redirige vers une page avec un bouton qui mène vers une page "Actor".</text:p>
        </text:list-item>
        <text:list-item>
          <text:p text:style-name="P44">Pour le second livrable, il sera possible de fermer ses pages en cliquant sur le X bleu pour fermer la fenêtre et revoir la fenêtre des "movie" par exemple.</text:p>
        </text:list-item>
      </text:list>
      <text:p text:style-name="P45"/>
      <text:p text:style-name="P46">Nous avons<text:s/>intégré<text:s/>Angular<text:s/>avec la permission des enseignants<text:s/>et toutes les données sont enregistrées dans les contrôleurs. Aucun appel à un API n’est fait<text:s/>en ce moment. La structure est divisée en morceau. Vous avez fait le tour de l'applicatio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Arial Unicode MS" svg:font-family="Arial Unicode MS" style:font-family-generic="swiss" style:font-pitch="variable" svg:panose-1="2 11 6 4 2 2 2 2 2 4"/>
    <style:font-face style:name="Helvetica Neue" svg:font-family="Helvetica Neu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Courier New" style:font-name-asian="Arial Unicode MS" style:font-name-complex="Courier New"/>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xime Charron</dc:creator>
    <meta:creation-date>2009-04-16T11:32:00Z</meta:creation-date>
    <dc:date>2015-09-27T19:48:00Z</dc:date>
    <meta:template xlink:href="Normal" xlink:type="simple"/>
    <meta:editing-cycles>4</meta:editing-cycles>
    <meta:editing-duration>PT2220S</meta:editing-duration>
    <meta:user-defined meta:name="Info 1"/>
    <meta:user-defined meta:name="Info 2"/>
    <meta:user-defined meta:name="Info 3"/>
    <meta:user-defined meta:name="Info 4"/>
    <meta:document-statistic meta:page-count="2" meta:paragraph-count="5" meta:word-count="429" meta:character-count="2788" meta:row-count="19" meta:non-whitespace-character-count="2364"/>
  </office:meta>
</office:document-meta>
</file>